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91.58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true" style:rotation-align="none"/>
      <style:paragraph-properties fo:text-align="start"/>
    </style:style>
    <style:style style:name="ce4" style:family="table-cell" style:parent-style-name="Default">
      <style:table-cell-properties style:text-align-source="fix" style:repeat-content="true" style:rotation-align="none"/>
      <style:paragraph-properties fo:text-align="start"/>
    </style:style>
  </office:automatic-styles>
  <office:body>
    <office:spreadsheet>
      <table:calculation-settings table:automatic-find-labels="false"/>
      <table:table table:name="sensof_ht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Requirements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Alternative</text:p>
          </table:table-cell>
          <table:table-cell table:style-name="ce1" office:value-type="string" calcext:value-type="string">
            <text:p>Original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/>
          <table:table-cell office:value-type="string" calcext:value-type="string">
            <text:p>silabs_cr2032:silabs_cr2032</text:p>
          </table:table-cell>
          <table:table-cell office:value-type="string" calcext:value-type="string">
            <text:p>https://nl.mouser.com/ProductDetail/Linx-Technologies/BAT-HLD-001?qs=sGAEpiMZZMtT9MhkajLHrnz%2fFPUZSgO1koSsSyYdFD4%3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±5%; C0G (based on 4010-DKMX-434_BOM.xls)</text:p>
          </table:table-cell>
          <table:table-cell office:value-type="string" calcext:value-type="string">
            <text:p>silabs_0402:C_0402</text:p>
          </table:table-cell>
          <table:table-cell office:value-type="string" calcext:value-type="string">
            <text:p>https://nl.mouser.com/ProductDetail/81-GJM1555C1H2R7BB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N.F.</text:p>
          </table:table-cell>
          <table:table-cell/>
          <table:table-cell office:value-type="string" calcext:value-type="string">
            <text:p>Capacitors_SMD:C_0603</text:p>
          </table:table-cell>
          <table:table-cell table:style-name="Default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uF</text:p>
          </table:table-cell>
          <table:table-cell/>
          <table:table-cell office:value-type="string" calcext:value-type="string">
            <text:p>Capacitors_SMD:C_0603</text:p>
          </table:table-cell>
          <table:table-cell office:value-type="string" calcext:value-type="string">
            <text:p>https://nl.mouser.com/ProductDetail/963-LMK107BJ225KAH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Capacitors_SMD:C_0603</text:p>
          </table:table-cell>
          <table:table-cell table:style-name="Default" office:value-type="string" calcext:value-type="string">
            <text:p>https://nl.mouser.com/ProductDetail/80-C0603C102J5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70pF</text:p>
          </table:table-cell>
          <table:table-cell/>
          <table:table-cell office:value-type="string" calcext:value-type="string">
            <text:p>Capacitors_SMD:C_0603</text:p>
          </table:table-cell>
          <table:table-cell table:style-name="Default" office:value-type="string" calcext:value-type="string">
            <text:p>https://nl.mouser.com/ProductDetail/603-CC603JRX7R9BB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s_SMD:C_0603</text:p>
          </table:table-cell>
          <table:table-cell table:style-name="Default" office:value-type="string" calcext:value-type="string">
            <text:p>https://nl.mouser.com/ProductDetail/603-CC603KRX7R6BB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20nH</text:p>
          </table:table-cell>
          <table:table-cell office:value-type="string" calcext:value-type="string">
            <text:p>Coilcraft 0402HP-220NX_LU</text:p>
          </table:table-cell>
          <table:table-cell office:value-type="string" calcext:value-type="string">
            <text:p>silabs_0402:C_0402</text:p>
          </table:table-cell>
          <table:table-cell office:value-type="string" calcext:value-type="string">
            <text:p>https://nl.mouser.com/ProductDetail/Murata-Electronics/LQW15CNR22J10D?qs=%2fha2pyFadui00YRXZ5Qsj%2fwxU%2fdjYq54l7pXZfNwdV%252bcv4cwToPHfA%3d%3d</text:p>
          </table:table-cell>
          <table:table-cell/>
          <table:table-cell table:style-name="ce3" office:value-type="string" calcext:value-type="string">
            <text:p>https://nl.mouser.com/ProductDetail/Coilcraft/0402HPH-R22XJLU?qs=sGAEpiMZZMsg%252by3WlYCkU2kWFds1hA9D2Adspc2jyqg%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603</text:p>
          </table:table-cell>
          <table:table-cell office:value-type="string" calcext:value-type="string">
            <text:p>https://nl.mouser.com/ProductDetail/Yageo/RE0603FRE0710KL?qs=%2fha2pyFaduiw%252bHaTGx61mUJl3YH7TiR2OSz5%2f356xZvEOPRVWkI4Xg%3d%3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603</text:p>
          </table:table-cell>
          <table:table-cell office:value-type="string" calcext:value-type="string">
            <text:p>https://nl.mouser.com/ProductDetail/Yageo/RE0603FRE0710KL?qs=%2fha2pyFaduiw%252bHaTGx61mUJl3YH7TiR2OSz5%2f356xZvEOPRVWkI4Xg%3d%3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i4010-GS</text:p>
          </table:table-cell>
          <table:table-cell/>
          <table:table-cell office:value-type="string" calcext:value-type="string">
            <text:p>Housings_SOIC:SOIC-14_3.9x8.7mm_Pitch1.27mm</text:p>
          </table:table-cell>
          <table:table-cell office:value-type="string" calcext:value-type="string">
            <text:p>https://nl.mouser.com/ProductDetail/Silicon-Labs/SI4010-C2-GS?qs=sGAEpiMZZMuiqkRG2l98Y8rS2HKpXLt7X4pGPkIPeZY%3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HTU21D/Si7020</text:p>
          </table:table-cell>
          <table:table-cell/>
          <table:table-cell office:value-type="string" calcext:value-type="string">
            <text:p>Housings_DFN_QFN:DFN-6-1EP_3x3mm_Pitch0.95mm</text:p>
          </table:table-cell>
          <table:table-cell office:value-type="string" calcext:value-type="string">
            <text:p>https://nl.mouser.com/ProductDetail/634-SI7020-A20-GM1</text:p>
          </table:table-cell>
          <table:table-cell table:style-name="ce4" office:value-type="string" calcext:value-type="string">
            <text:p>https://nl.mouser.com/ProductDetail/Measurement-Specialties/HPP845E131R5?qs=sGAEpiMZZMsrQJTAfdCBRCvDdFDccewd1X8rP9Bi44V8Df4DkVf%2fbg%3d%3d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'sensof_ht-BOM'.A2:'sensof_ht-BOM'.AMJ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number:number-style style:name="N108P0" style:volatile="true">
      <number:text>￥</number:text>
      <number:number number:decimal-places="0" loext:min-decimal-places="0" number:min-integer-digits="1" number:grouping="true"/>
    </number:number-style>
    <number:number-style style:name="N108">
      <number:text>￥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￥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￥</number:text>
      <number:number number:decimal-places="2" loext:min-decimal-places="2" number:min-integer-digits="1" number:grouping="true"/>
    </number:number-style>
    <number:number-style style:name="N110">
      <number:text>￥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text>￥</number:text>
      <number:number number:decimal-places="2" loext:min-decimal-places="2" number:min-integer-digits="1" number:grouping="true"/>
    </number:number-style>
    <number:number-style style:name="N111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￥</loext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  <number:text> Ft</number:text>
    </number:number-style>
    <number:number-style style:name="N128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Ft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Ft</number:text>
    </number:number-style>
    <number:number-style style:name="N130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Ft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1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2P2" style:volatile="true">
      <loext:fill-character> </loext:fill-character>
      <number:text>- Ft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33P2" style:volatile="true">
      <loext:fill-character> </loext:fill-character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On</number:text>
    </number:number-style>
    <number:number-style style:name="N138P1" style:volatile="true">
      <number:text>On</number:text>
    </number:number-style>
    <number:number-style style:name="N138">
      <number:text>Off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7:34:37.293626923</dc:date>
    <meta:editing-duration>PT2H22M34S</meta:editing-duration>
    <meta:editing-cycles>6</meta:editing-cycles>
    <meta:generator>LibreOffice/5.1.6.2$Linux_X86_64 LibreOffice_project/10m0$Build-2</meta:generator>
    <meta:document-statistic meta:table-count="1" meta:cell-count="59" meta:object-count="0"/>
  </office:meta>
</office:document-meta>
</file>